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Heading_20_2">
      <style:paragraph-properties fo:margin-top="0.1665in" fo:margin-bottom="0.0835in" fo:keep-with-next="always"/>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margin-left="0.4925in" fo:margin-right="0in" fo:text-indent="0in" style:auto-text-indent="false"/>
    </style:style>
    <style:style style:name="P20" style:family="paragraph" style:parent-style-name="Standard">
      <style:text-properties style:font-name="Liberation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OAST</text:p>
      <text:p text:style-name="Title">Programmer's Guide</text:p>
      <text:p text:style-name="P10">Version 0.1.3</text:p>
      <text:p text:style-name="Subtitle">6<text:span text:style-name="T4">th</text:span> January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TOAST<text:tab/>4</text:p>
          <text:p text:style-name="P12">Event Condition Action Rules<text:tab/>4</text:p>
          <text:p text:style-name="P12">Rule Bindings<text:tab/>5</text:p>
          <text:p text:style-name="P12">Built-in Conditions and Actions<text:tab/>5</text:p>
          <text:p text:style-name="P12">Agent Transformation<text:tab/>5</text:p>
          <text:p text:style-name="P12">ECA Rule Engine<text:tab/>6</text:p>
          <text:p text:style-name="P11">The TOAST Rule Language<text:tab/>7</text:p>
          <text:p text:style-name="P12">Rule Events<text:tab/>7</text:p>
          <text:p text:style-name="P12">Location Specifiers<text:tab/>9</text:p>
          <text:p text:style-name="P12">Rule Bindings<text:tab/>10</text:p>
          <text:p text:style-name="P12">Rule Expressions<text:tab/>11</text:p>
          <text:p text:style-name="P12">Rule Conditions<text:tab/>12</text:p>
          <text:p text:style-name="P12">Rule Actions<text:tab/>13</text:p>
          <text:p text:style-name="P11">TOAST Rule Language Built-Ins<text:tab/>14</text:p>
          <text:p text:style-name="P12">Helpers and Built-In Operations<text:tab/>14</text:p>
          <text:p text:style-name="P12">CountDowns<text:tab/>15</text:p>
          <text:p text:style-name="P12">Waiters<text:tab/>16</text:p>
          <text:p text:style-name="P12">Flags<text:tab/>16</text:p>
          <text:p text:style-name="P12">Counters<text:tab/>17</text:p>
          <text:p text:style-name="P12">Tracing<text:tab/>17</text:p>
          <text:p text:style-name="P12">Aborting Execution<text:tab/>18</text:p>
          <text:p text:style-name="P12">Other Built-ins<text:tab/>18</text:p>
          <text:p text:style-name="P11">Using TOAST<text:tab/>18</text:p>
          <text:p text:style-name="P12">Obtaining the sources<text:tab/>18</text:p>
          <text:p text:style-name="P12">Building TOAST<text:tab/>19</text:p>
          <text:p text:style-name="P12">Using TOAST<text:tab/>19</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text:style-name="Outline">
        <text:list-header>
          <text:h text:style-name="Heading_20_1" text:outline-level="1" text:is-list-header="true">Introduction to TOAST</text:h>
        </text:list-header>
      </text:list>
      <text:p text:style-name="Text_20_body">TOAST is an execution scripting tool designed primarily to support automation of tests for multi-threaded and multi-JVM Java applications (TOAST stands for Thread Orchestration Automation Scripting Tool). It uses bytecode transformation to modify the runtime execution of the application without having to modify the source code. The possible modifications are essentially unlimited but the tool provides explicit support for test automation in three main areas:</text:p>
      <text:list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OAST primarily operates by introducing side-effects at specified points during execution according to an orchestration script. A script comprises a sequence of Event Condition Action (ECA) <text:s/>rules language which define how the application behaviour should be transformed at runtime. The three components of these rules, event, condition and action, are used, respectively, to define:</text:p>
      <text:list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TOAST built-in <text:span text:style-name="Code_20_Text">countdown(Object)</text:span> which decrements a CountDown associated with the buffer <text:span text:style-name="T6">─</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Each test run is expected to supply a set of rules specifying the side-effects it wishes to introduce into the application under test. These rules are applied to any code which <text:soft-page-break/>contains a location matching the trigger poin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 For example, a rule attached to a database insertion method might bind the primary key of the record being created by the method and use this binding to create a CountDown labelled with the key. Another rule attached to a database read operation might bind the primary key of the record being read, test for the presence of a CountDown labelled with the key, decrement it and throw a read exception when the CountDown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OAST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OAST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text:soft-page-break/>Java agents work). The TOAST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ext:span text:style-name="Code_20_Text">$0</text:span>, <text:span text:style-name="Code_20_Text">$1</text:span> etc. The event binding specification can introduce bindings for additional variables which are initialized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text:style-name="Outline" text:continue-numbering="true">
        <text:list-item>
          <text:list text:continue-numbering="true">
            <text:list-header>
              <text:h text:style-name="P9" text:outline-level="2" text:is-list-header="true">ECA <text:span text:style-name="T5">Rule</text:span> Engine</text:h>
            </text:list-header>
          </text:list>
        </text:list-item>
      </text:list>
      <text:p text:style-name="Text_20_body">The TOAST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text:soft-page-break/>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nother point to note is that 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he TOAST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TOAST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line-break/>AFTER SYNCHRONIZ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oft-page-break/><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4">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text:soft-page-break/>#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 “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text:soft-page-break/>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 “throwing wrong state”,<text:line-break/> <text:s text:c="2"/>throw WrongStateException()<text:line-break/>ENDRULE</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TOAST Rule Language Built-Ins</text:h>
        </text:list-header>
      </text:list>
      <text:p text:style-name="P2">The TOAST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text:span text:style-name="Code_20_Text">Rule.Helper</text:span> and automatically type checks the call against this method. At execution time the call is executed by invoking the relevant implementation on the helper instance handling the rule trigger call.</text:p>
      <text:p text:style-name="P1">This feature allows additional built-ins to be added to the rule engine simply by adding new instance methods. No changes are required to the parser, type checker and compiler in <text:soft-page-break/>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text:soft-page-break/>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Kill</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text:style-name="Outline" text:continue-numbering="true">
        <text:list-item>
          <text:list text:continue-numbering="true">
            <text:list-header>
              <text:h text:style-name="Heading_20_2" text:outline-level="2" text:is-list-header="true"><text:soft-page-break/>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text:style-name="Outline" text:continue-numbering="true">
        <text:list-item>
          <text:list text:continue-numbering="true">
            <text:list-header>
              <text:h text:style-name="Heading_20_2" text:outline-level="2" text:is-list-header="true">Debugging and Tracing</text:h>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ff by setting the following system property on the JVM command line:</text:p>
      <text:p text:style-name="P7"><text:soft-page-break/><text:span text:style-name="Code_20_Text">org.jboss.jbossts.orchestration.suppressDebug</text:span></text:p>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text:style-name="Outline" text:continue-numbering="true">
        <text:list-item>
          <text:list text:continue-numbering="true">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text:soft-page-break/>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OAST</text:h>
          <text:list>
            <text:list-header>
              <text:h text:style-name="Heading_20_2" text:outline-level="2" text:is-list-header="true">Obtaining the sources</text:h>
            </text:list-header>
          </text:list>
        </text:list-header>
      </text:list>
      <text:p text:style-name="P1">TOAST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sources include some sample rule scripts located in directory dd/scripts.</text:p>
      <text:list text:style-name="Outline" text:continue-numbering="true">
        <text:list-item>
          <text:list text:continue-numbering="true">
            <text:list-header>
              <text:h text:style-name="Heading_20_2" text:outline-level="2" text:is-list-header="true">Building TOAST</text:h>
            </text:list-header>
          </text:list>
        </text:list-item>
      </text:list>
      <text:p text:style-name="P1">TOAST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OAST</text:h>
            </text:list-header>
          </text:list>
        </text:list-item>
      </text:list>
      <text:p text:style-name="P1">Using TOAST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text:soft-page-break/>If <text:s/>system property</text:p>
      <text:p text:style-name="P7"><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9-01-16T17:34:47</dc:date>
    <meta:printed-by>Andrew Dinn</meta:printed-by>
    <meta:print-date>2008-09-26T17:21:42</meta:print-date>
    <meta:editing-cycles>55</meta:editing-cycles>
    <meta:editing-duration>P1DT1H44M2S</meta:editing-duration>
    <meta:user-defined meta:name="Info 1"/>
    <meta:user-defined meta:name="Info 2"/>
    <meta:user-defined meta:name="Info 3"/>
    <meta:user-defined meta:name="Info 4"/>
    <meta:document-statistic meta:table-count="0" meta:image-count="0" meta:object-count="0" meta:page-count="22" meta:paragraph-count="241" meta:word-count="7783" meta:character-count="48621"/>
  </office:meta>
</office:document-meta>
</file>